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030000033591D2E9A8065C55C6.jpg" manifest:media-type="image/jpeg"/>
  <manifest:file-entry manifest:full-path="Pictures/100000000000056C0000040EA594E47592AD7C38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width="0.02cm" svg:stroke-color="#000000" draw:marker-start-width="0.26cm" draw:marker-end-width="0.26cm" draw:textarea-vertical-align="middle" draw:color-mode="standard" draw:luminance="0%" draw:contrast="0%" draw:gamma="100%" draw:red="0%" draw:green="0%" draw:blue="0%" fo:clip="rect(3.056cm, 0cm, 0cm, 9.504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0.286cm, 25.931cm, 3.503cm, 8.998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0.287cm, 7.931cm, 3.503cm, 26.999cm)" draw:image-opacity="100%" style:mirror="none"/>
    </style:style>
    <style:style style:name="gr4" style:family="graphic" style:parent-style-name="standard">
      <style:graphic-properties svg:stroke-width="0.08cm" svg:stroke-color="#ff0000" draw:marker-start-width="0.44cm" draw:marker-end-width="0.44cm" draw:fill="none" draw:textarea-horizontal-align="justify" draw:textarea-vertical-align="middle" draw:auto-grow-height="false" fo:min-height="3.564cm" fo:min-width="5.114cm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Ultrafine_20_Dashed"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6" style:family="graphic" style:parent-style-name="Objeto_20_sin_20_relleno_20_ni_20_línea">
      <style:graphic-properties draw:stroke="solid" svg:stroke-width="0.02cm" svg:stroke-color="#000000" draw:marker-start-width="0.26cm" draw:marker-end-width="0.26cm" draw:textarea-vertical-align="middle" draw:color-mode="standard" draw:luminance="0%" draw:contrast="0%" draw:gamma="100%" draw:red="0%" draw:green="0%" draw:blue="0%" fo:clip="rect(3.324cm, 21.859cm, 3.195cm, 5.353cm)" draw:image-opacity="100%" style:mirror="none"/>
    </style:style>
    <style:style style:name="gr7" style:family="graphic" style:parent-style-name="standard">
      <style:graphic-properties svg:stroke-width="0.08cm" svg:stroke-color="#ff0000" draw:marker-start-width="0.45cm" draw:marker-end-width="0.45cm" draw:fill="none" draw:textarea-horizontal-align="justify" draw:textarea-vertical-align="middle" draw:auto-grow-height="false" fo:min-height="0.412cm" fo:min-width="1.606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ff0000" draw:marker-start-width="0.44cm" draw:marker-end="Arrow" draw:marker-end-width="0.4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ff0000" draw:marker-start-width="0.44cm" draw:marker-end="Arrow" draw:marker-end-width="0.32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fill-image-width="0cm" draw:fill-image-height="0cm" style:repeat="repeat" draw:textarea-horizontal-align="center" draw:textarea-vertical-align="middle" draw:auto-grow-height="false" draw:fit-to-size="false" fo:min-height="2.941cm" fo:min-width="0.00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3" style:family="graphic" style:parent-style-name="Objeto_20_sin_20_relleno_20_ni_20_línea">
      <style:graphic-properties draw:stroke="solid" svg:stroke-width="0.02cm" svg:stroke-color="#000000" draw:marker-start-width="0.26cm" draw:marker-end-width="0.26cm" draw:textarea-vertical-align="middle" draw:color-mode="standard" draw:luminance="0%" draw:contrast="0%" draw:gamma="100%" draw:red="0%" draw:green="0%" draw:blue="0%" fo:clip="rect(10.286cm, 25.931cm, 3.503cm, 8.998cm)" draw:image-opacity="100%" style:mirror="none"/>
    </style:style>
    <style:style style:name="gr14" style:family="graphic" style:parent-style-name="Objeto_20_sin_20_relleno_20_ni_20_línea">
      <style:graphic-properties draw:stroke="solid" svg:stroke-width="0.02cm" svg:stroke-color="#000000" draw:marker-start-width="0.26cm" draw:marker-end-width="0.26cm" draw:textarea-vertical-align="middle" draw:color-mode="standard" draw:luminance="0%" draw:contrast="0%" draw:gamma="100%" draw:red="0%" draw:green="0%" draw:blue="0%" fo:clip="rect(2.521cm, 25.931cm, 13.474cm, 6.7cm)" draw:image-opacity="100%" style:mirror="none"/>
    </style:style>
    <style:style style:name="gr15" style:family="graphic" style:parent-style-name="standard">
      <style:graphic-properties draw:stroke="solid" svg:stroke-width="0.02cm" svg:stroke-color="#000000" draw:marker-start-width="0.26cm" draw:marker-end-width="0.26cm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16" style:family="graphic" style:parent-style-name="standard">
      <style:graphic-properties draw:stroke="solid" svg:stroke-width="0.02cm" svg:stroke-color="#000000" draw:marker-start-width="0.26cm" draw:marker-end-width="0.26cm" draw:textarea-horizontal-align="justify" draw:textarea-vertical-align="middle" draw:auto-grow-height="false" fo:min-height="0.031cm" fo:min-width="0cm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textarea-horizontal-align="center" draw:textarea-vertical-align="middle" draw:auto-grow-height="false" draw:fit-to-size="false" fo:min-height="0.187cm" fo:min-width="0.104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ff00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ff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599cm" svg:height="4.124cm" draw:transform="rotate (1.5707963267949) translate (1.576cm 13cm)">
          <draw:image xlink:href="Pictures/100000000000056C0000040EA594E47592AD7C38.jpg" xlink:type="simple" xlink:show="embed" xlink:actuate="onLoad">
            <text:p/>
          </draw:image>
        </draw:frame>
        <draw:frame draw:style-name="gr2" draw:text-style-name="P1" draw:layer="layout" svg:width="2.699cm" svg:height="3.699cm" svg:x="7.7cm" svg:y="9.8cm">
          <draw:image xlink:href="Pictures/10000000000006030000033591D2E9A8065C55C6.jpg" xlink:type="simple" xlink:show="embed" xlink:actuate="onLoad">
            <text:p/>
          </draw:image>
        </draw:frame>
        <draw:frame draw:style-name="gr3" draw:text-style-name="P1" draw:layer="layout" svg:width="2.699cm" svg:height="3.699cm" svg:x="10.5cm" svg:y="9.801cm">
          <draw:image xlink:href="Pictures/10000000000006030000033591D2E9A8065C55C6.jpg" xlink:type="simple" xlink:show="embed" xlink:actuate="onLoad">
            <text:p/>
          </draw:image>
        </draw:frame>
        <draw:custom-shape draw:style-name="gr4" draw:text-style-name="P2" draw:layer="layout" svg:width="5.9cm" svg:height="4.1cm" svg:x="7.5cm" svg:y="9.6cm">
          <text:p/>
          <draw:enhanced-geometry svg:viewBox="0 0 21600 21600" draw:path-stretchpoint-x="10800" draw:path-stretchpoint-y="10800" draw:text-areas="?f3 ?f4 ?f5 ?f6" draw:type="round-rectangle" draw:modifiers="1865.866826634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599cm" svg:height="4.124cm" draw:transform="rotate (1.5707963267949) translate (1.776cm 13.199cm)">
          <draw:image xlink:href="Pictures/100000000000056C0000040EA594E47592AD7C38.jpg" xlink:type="simple" xlink:show="embed" xlink:actuate="onLoad">
            <text:p/>
          </draw:image>
        </draw:frame>
        <draw:frame draw:style-name="gr1" draw:text-style-name="P1" draw:layer="layout" svg:width="4.599cm" svg:height="4.124cm" draw:transform="rotate (1.5707963267949) translate (1.976cm 13.399cm)">
          <draw:image xlink:href="Pictures/100000000000056C0000040EA594E47592AD7C38.jpg" xlink:type="simple" xlink:show="embed" xlink:actuate="onLoad">
            <text:p/>
          </draw:image>
        </draw:frame>
        <draw:frame draw:style-name="gr1" draw:text-style-name="P1" draw:layer="layout" svg:width="4.599cm" svg:height="4.124cm" draw:transform="rotate (1.5707963267949) translate (2.5cm 13.899cm)">
          <draw:image xlink:href="Pictures/100000000000056C0000040EA594E47592AD7C38.jpg" xlink:type="simple" xlink:show="embed" xlink:actuate="onLoad">
            <text:p/>
          </draw:image>
        </draw:frame>
        <draw:line draw:style-name="gr5" draw:text-style-name="P2" draw:layer="layout" svg:x1="2.1cm" svg:y1="8.9cm" svg:x2="2.391cm" svg:y2="9.191cm">
          <text:p/>
        </draw:line>
        <draw:line draw:style-name="gr5" draw:text-style-name="P2" draw:layer="layout" svg:x1="6.201cm" svg:y1="8.901cm" svg:x2="6.492cm" svg:y2="9.192cm">
          <text:p/>
        </draw:line>
        <draw:line draw:style-name="gr5" draw:text-style-name="P2" draw:layer="layout" svg:x1="2.101cm" svg:y1="13.501cm" svg:x2="2.392cm" svg:y2="13.792cm">
          <text:p/>
        </draw:line>
        <draw:frame draw:style-name="gr6" draw:text-style-name="P1" draw:layer="layout" svg:width="4.086cm" svg:height="4.6cm" svg:x="2.7cm" svg:y="9.5cm">
          <draw:image xlink:href="Pictures/10000000000006030000033591D2E9A8065C55C6.jpg" xlink:type="simple" xlink:show="embed" xlink:actuate="onLoad">
            <text:p text:style-name="P1"/>
          </draw:image>
        </draw:frame>
        <draw:custom-shape draw:style-name="gr7" draw:text-style-name="P2" draw:layer="layout" svg:width="3.09cm" svg:height="1.048cm" draw:transform="rotate (0.924500904781396) translate (3.4cm 13.6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1.675cm" svg:height="0.994cm" draw:transform="skewX (-0.185703032412197) rotate (2.86460890129829) translate (7.41227674600146cm 12.1583565618887cm)" svg:viewBox="0 0 1676 995" svg:d="M1676 0c-142 362-413 605-576 748-332 216-794 313-1100 198">
          <text:p/>
        </draw:path>
        <draw:line draw:style-name="gr9" draw:text-style-name="P2" draw:layer="layout" svg:x1="13.4cm" svg:y1="11.7cm" svg:x2="14.4cm" svg:y2="11.7cm">
          <text:p/>
        </draw:line>
        <draw:g>
          <draw:g>
            <svg:title>TexMaths</svg:title>
            <svg:desc>12§display§N_{ch} = \frac{P^2}{4\pi A}</svg:desc>
            <draw:polygon draw:style-name="gr10" draw:text-style-name="P3" draw:layer="layout" svg:width="2.775cm" svg:height="1.211cm" svg:x="15cm" svg:y="11.86cm" svg:viewBox="0 0 2776 1212" draw:points="1388,1212 0,1212 0,0 2776,0 2776,1212">
              <text:p/>
            </draw:polygon>
            <draw:path draw:style-name="gr11" draw:text-style-name="P4" draw:layer="layout" svg:width="0.469cm" svg:height="0.38cm" svg:x="15.022cm" svg:y="12.309cm" svg:viewBox="0 0 470 381" svg:d="M400 59c5-23 16-40 61-42 3 0 9 0 9-11 0 0 0-6-8-6-17 0-38 2-55 2-19 0-40-2-57-2-3 0-11 0-11 11 0 6 6 6 11 6 31 0 38 13 38 24 0 3-2 11-2 13l-63 248-124-291c-4-11-4-11-17-11h-74c-11 0-18 0-18 11 0 6 7 6 16 6 3 0 38 0 38 5l-74 301c-5 22-15 39-61 41-3 0-9 0-9 11 0 5 3 6 8 6 17 0 36-1 55-1s40 1 57 1c3 0 11 0 11-11 0-6-6-6-12-6-32-2-37-13-37-24 0-4 2-8 3-14l73-294c3 3 3 4 5 9l139 329c5 10 7 11 11 11 7 0 7-1 8-11z">
              <text:p/>
            </draw:path>
            <draw:path draw:style-name="gr11" draw:text-style-name="P4" draw:layer="layout" svg:width="0.17cm" svg:height="0.176cm" svg:x="15.472cm" svg:y="12.601cm" svg:viewBox="0 0 171 177" svg:d="M147 22c-14 3-19 14-19 22 0 11 8 15 14 15 10 0 24-5 24-24 0-27-31-35-52-35-59 0-114 54-114 109 0 33 24 68 73 68 66 0 98-39 98-44 0-3-5-6-8-6-2 0-3 0-6 3-30 36-76 36-84 36-27 0-40-19-40-44 0-11 5-54 26-81 14-19 34-30 55-30 5 0 24 0 33 11z">
              <text:p/>
            </draw:path>
            <draw:path draw:style-name="gr11" draw:text-style-name="P4" draw:layer="layout" svg:width="0.213cm" svg:height="0.274cm" svg:x="15.674cm" svg:y="12.502cm" svg:viewBox="0 0 214 275" svg:d="M93 11c0 0 2-5 2-6 0-2-2-5-6-5-8 0-42 3-51 3-3 2-8 2-8 10 0 6 5 6 10 6 19 0 19 2 19 5s0 6-2 9l-55 222c-2 6-2 8-2 8 0 6 5 12 13 12 4 0 12-1 17-9 0-3 5-17 6-25l10-35c0-7 5-21 5-27 4-14 4-14 12-27 13-19 32-41 64-41 20 0 22 17 22 27 0 23-16 66-22 84-5 9-7 14-7 20 0 21 18 33 37 33 39 0 57-53 57-60 0-4-5-4-7-4-4 0-6 3-8 6-8 32-25 47-41 47-8 0-9-4-9-12 0-10 1-15 9-32 5-13 21-54 21-76 0-6 0-24-14-35-8-5-19-9-37-9-30 0-50 16-65 31z">
              <text:p/>
            </draw:path>
            <draw:path draw:style-name="gr11" draw:text-style-name="P4" draw:layer="layout" svg:width="0.371cm" svg:height="0.13cm" svg:x="16.119cm" svg:y="12.485cm" svg:viewBox="0 0 372 131" svg:d="M353 22c8 0 19 0 19-11s-11-11-19-11h-334c-8 0-19 0-19 11s11 11 19 11zM353 131c8 0 19 0 19-11s-11-11-19-11h-334c-8 0-19 0-19 11s11 11 19 11z">
              <text:p/>
            </draw:path>
            <draw:path draw:style-name="gr11" draw:text-style-name="P4" draw:layer="layout" svg:width="0.398cm" svg:height="0.38cm" svg:x="16.939cm" svg:y="11.933cm" svg:viewBox="0 0 399 381" svg:d="M147 206h95c79 0 157-59 157-122 0-43-37-84-111-84h-180c-11 0-16 0-16 11 0 6 5 6 16 6 6 0 17 0 23 2 10 0 13 2 13 8 0 3-2 5-3 11l-75 301c-6 20-6 25-50 25-10 0-16 0-16 11 0 6 6 6 8 6 16 0 55-1 71-1 13 0 24 0 37 0 11 0 23 1 36 1 3 0 11 0 11-11 0-6-5-6-16-6-20 0-36 0-36-9 0-4 1-7 1-10zM187 38c4-19 6-21 30-21h54c46 0 76 15 76 54 0 22-11 70-34 90-27 26-61 29-85 29h-79z">
              <text:p/>
            </draw:path>
            <draw:path draw:style-name="gr11" draw:text-style-name="P4" draw:layer="layout" svg:width="0.173cm" svg:height="0.259cm" svg:x="17.376cm" svg:y="11.852cm" svg:viewBox="0 0 174 260" svg:d="M174 188h-14c0 10-5 32-10 37-3 1-33 1-39 1h-71c41-36 53-47 77-65 30-23 57-47 57-85 0-48-43-76-92-76s-82 35-82 70c0 20 17 22 21 22 9 0 20-7 20-21 0-6-1-20-22-20 11-29 38-37 57-37 40 0 60 30 60 62 0 35-25 62-38 76l-95 93c-3 4-3 4-3 15h161z">
              <text:p/>
            </draw:path>
            <draw:polygon draw:style-name="gr11" draw:text-style-name="P4" draw:layer="layout" svg:width="1.032cm" svg:height="0.023cm" svg:x="16.742cm" svg:y="12.539cm" svg:viewBox="0 0 1033 24" draw:points="518,24 0,24 0,0 1033,0 1033,24">
              <text:p/>
            </draw:polygon>
            <draw:path draw:style-name="gr11" draw:text-style-name="P4" draw:layer="layout" svg:width="0.247cm" svg:height="0.377cm" svg:x="16.758cm" svg:y="12.694cm" svg:viewBox="0 0 248 378" svg:d="M149 286v48c0 21-2 27-43 27h-11v17c22-1 52-1 76-1 22 0 52 0 76 1v-17h-13c-41 0-43-6-43-27v-48h57v-17h-57v-255c0-11 0-14-7-14s-8 0-11 6l-173 263v17zM152 269h-136l136-209z">
              <text:p/>
            </draw:path>
            <draw:path draw:style-name="gr11" draw:text-style-name="P4" draw:layer="layout" svg:width="0.301cm" svg:height="0.246cm" svg:x="17.035cm" svg:y="12.83cm" svg:viewBox="0 0 302 247" svg:d="M133 33h63c-19 83-23 106-23 144 0 8 0 24 4 43 7 24 11 27 21 27 11 0 22-10 22-21 0-3 0-4-3-12-16-40-16-76-16-92 0-30 3-60 9-89h64c8 0 28 0 28-20 0-13-12-13-22-13h-188c-11 0-33 0-57 27-21 20-35 47-35 49s0 6 6 6c5 0 7-1 10-6 27-43 60-43 71-43h32c-18 67-48 135-72 185-4 10-4 10-4 15 0 11 9 14 16 14 17 0 22-16 28-36 8-26 8-27 14-54z">
              <text:p/>
            </draw:path>
            <draw:path draw:style-name="gr11" draw:text-style-name="P4" draw:layer="layout" svg:width="0.382cm" svg:height="0.399cm" svg:x="17.377cm" svg:y="12.672cm" svg:viewBox="0 0 383 400" svg:d="M81 336c-22 38-45 45-70 47-6 0-11 0-11 11 0 3 3 6 8 6 14 0 32-1 47-1 19 0 38 1 56 1 3 0 11 0 11-11 0-6-5-6-10-6-12-2-25-6-25-21 0-6 3-12 8-20l41-71h141c2 12 9 88 9 93 0 17-30 19-41 19-8 0-12 0-12 11 0 6 6 6 8 6 22 0 45-1 69-1 14 0 49 1 63 1 4 0 10 0 10-11 0-6-5-6-13-6-34 0-34-5-36-21l-33-349c-2-11-2-13-11-13-10 0-11 3-15 9zM147 253l111-183 17 183z">
              <text:p/>
            </draw:path>
          </draw:g>
          <draw:g>
            <svg:title>TexMaths</svg:title>
            <svg:desc>12§display§a = 2 \frac{A}{P}</svg:desc>
            <draw:polygon draw:style-name="gr10" draw:text-style-name="P3" draw:layer="layout" svg:width="1.816cm" svg:height="1.138cm" svg:x="15.659cm" svg:y="10.417cm" svg:viewBox="0 0 1817 1139" draw:points="909,1139 0,1139 0,0 1817,0 1817,1139">
              <text:p/>
            </draw:polygon>
            <draw:path draw:style-name="gr11" draw:text-style-name="P4" draw:layer="layout" svg:width="0.255cm" svg:height="0.252cm" svg:x="15.682cm" svg:y="10.928cm" svg:viewBox="0 0 256 253" svg:d="M187 36c-11-20-27-36-52-36-65 0-135 82-135 165 0 52 30 88 74 88 11 0 40-1 73-41 5 24 24 41 51 41 20 0 33-13 41-30 10-20 17-55 17-55 0-7-4-7-6-7-6 0-6 4-8 11-9 37-20 68-43 68-15 0-17-14-17-25 0-12 2-16 8-41 6-24 6-28 13-51l19-77c4-16 4-18 4-19 0-10-6-16-15-16-15 0-23 13-24 25zM150 180c-3 11-3 11-11 21-25 32-47 39-63 39-29 0-36-30-36-52 0-27 17-96 31-122 18-33 41-53 65-53 37 0 44 46 44 49s-1 6-3 9z">
              <text:p/>
            </draw:path>
            <draw:path draw:style-name="gr11" draw:text-style-name="P4" draw:layer="layout" svg:width="0.371cm" svg:height="0.13cm" svg:x="16.139cm" svg:y="10.97cm" svg:viewBox="0 0 372 131" svg:d="M353 22c8 0 19 0 19-11s-11-11-19-11h-334c-8 0-19 0-19 11s11 11 19 11zM353 131c8 0 19 0 19-11s-11-11-19-11h-334c-8 0-19 0-19 11s11 11 19 11z">
              <text:p/>
            </draw:path>
            <draw:path draw:style-name="gr11" draw:text-style-name="P4" draw:layer="layout" svg:width="0.222cm" svg:height="0.371cm" svg:x="16.723cm" svg:y="10.803cm" svg:viewBox="0 0 223 372" svg:d="M43 329l60-57c87-77 120-107 120-164 0-64-50-108-119-108-63 0-104 51-104 101 0 32 28 32 30 32 10 0 29-8 29-30 0-14-10-29-31-29-3 0-4 0-6 0 13-36 43-57 76-57 51 0 75 46 75 91s-29 90-59 123l-108 120c-6 7-6 8-6 21h207l16-97h-14c-2 16-6 41-11 49-5 5-41 5-54 5z">
              <text:p/>
            </draw:path>
            <draw:path draw:style-name="gr11" draw:text-style-name="P4" draw:layer="layout" svg:width="0.382cm" svg:height="0.399cm" svg:x="17.068cm" svg:y="10.4cm" svg:viewBox="0 0 383 400" svg:d="M81 335c-22 38-45 46-70 48-6 0-11 0-11 11 0 3 3 6 8 6 14 0 32-1 47-1 19 0 38 1 56 1 3 0 11 0 11-11 0-6-5-6-10-6-12-2-25-6-25-21 0-6 3-12 8-20l41-71h141c2 12 10 88 10 93 0 17-31 19-42 19-8 0-12 0-12 11 0 6 6 6 8 6 22 0 46-1 69-1 14 0 49 1 64 1 3 0 9 0 9-11 0-6-5-6-13-6-34 0-34-5-36-21l-33-349c-2-11-2-13-11-13-10 0-11 3-15 9zM147 253l111-183 17 183z">
              <text:p/>
            </draw:path>
            <draw:polygon draw:style-name="gr11" draw:text-style-name="P4" draw:layer="layout" svg:width="0.434cm" svg:height="0.023cm" svg:x="17.04cm" svg:y="11.023cm" svg:viewBox="0 0 435 24" draw:points="218,24 0,24 0,0 435,0 435,24">
              <text:p/>
            </draw:polygon>
            <draw:path draw:style-name="gr11" draw:text-style-name="P4" draw:layer="layout" svg:width="0.398cm" svg:height="0.38cm" svg:x="17.062cm" svg:y="11.175cm" svg:viewBox="0 0 399 381" svg:d="M147 206h95c79 0 157-59 157-122 0-43-37-84-111-84h-180c-11 0-16 0-16 11 0 6 5 6 16 6 6 0 17 0 23 2 10 0 13 2 13 8 0 3-2 5-3 11l-75 301c-6 20-6 25-50 25-10 0-16 0-16 11 0 6 6 6 8 6 16 0 55-1 71-1 13 0 24 0 37 0 11 0 23 1 36 1 3 0 11 0 11-11 0-6-5-6-16-6-20 0-36 0-36-10 0-3 1-6 1-9zM187 38c5-19 6-21 30-21h54c46 0 76 15 76 54 0 22-11 70-34 90-26 26-61 29-85 29h-79z">
              <text:p/>
            </draw:path>
          </draw:g>
        </draw:g>
        <draw:custom-shape draw:style-name="gr12" draw:text-style-name="P6" draw:layer="layout" svg:width="0.5cm" svg:height="3.2cm" svg:x="14.5cm" svg:y="10.1cm">
          <text:p text:style-name="P5"><text:span text:style-name="T1">{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13" draw:text-style-name="P7" draw:layer="layout" svg:width="2.699cm" svg:height="3.699cm" svg:x="3.099cm" svg:y="14.729cm">
          <draw:image xlink:href="Pictures/10000000000006030000033591D2E9A8065C55C6.jpg" xlink:type="simple" xlink:show="embed" xlink:actuate="onLoad">
            <text:p/>
          </draw:image>
        </draw:frame>
        <draw:g>
          <draw:frame draw:style-name="gr14" draw:text-style-name="P1" draw:layer="layout" svg:width="3.7cm" svg:height="2.7cm" draw:transform="rotate (1.5707963267949) translate (10.439cm 18.428cm)">
            <draw:image xlink:href="Pictures/10000000000006030000033591D2E9A8065C55C6.jpg" xlink:type="simple" xlink:show="embed" xlink:actuate="onLoad">
              <text:p/>
            </draw:image>
          </draw:frame>
          <draw:g>
            <draw:custom-shape draw:style-name="gr15" draw:text-style-name="P1" draw:layer="layout" svg:width="0.392cm" svg:height="0.396cm" svg:x="10.479cm" svg:y="17.9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2cm" svg:height="0.396cm" svg:x="10.748cm" svg:y="17.6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2cm" svg:height="0.396cm" svg:x="11.021cm" svg:y="17.3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3cm" svg:height="0.396cm" svg:x="11.303cm" svg:y="17.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2cm" svg:height="0.396cm" svg:x="11.579cm" svg:y="16.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392cm" svg:height="0.395cm" svg:x="11.83cm" svg:y="16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3cm" svg:height="0.396cm" svg:x="12.073cm" svg:y="1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3cm" svg:height="0.396cm" svg:x="12.286cm" svg:y="15.8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3cm" svg:height="0.396cm" svg:x="12.487cm" svg:y="15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3cm" svg:height="0.396cm" svg:x="12.657cm" svg:y="15.1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0.392cm" svg:height="0.396cm" svg:x="12.74cm" svg:y="1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9" draw:text-style-name="P2" draw:layer="layout" svg:x1="5.862cm" svg:y1="16.565cm" svg:x2="6.862cm" svg:y2="16.565cm">
          <text:p/>
        </draw:line>
        <draw:frame draw:style-name="gr3" draw:text-style-name="P1" draw:layer="layout" svg:width="2.699cm" svg:height="3.699cm" svg:x="6.899cm" svg:y="14.664cm">
          <draw:image xlink:href="Pictures/10000000000006030000033591D2E9A8065C55C6.jpg" xlink:type="simple" xlink:show="embed" xlink:actuate="onLoad">
            <text:p/>
          </draw:image>
        </draw:frame>
        <draw:custom-shape draw:style-name="gr17" draw:text-style-name="P8" draw:layer="layout" svg:width="0.603cm" svg:height="0.446cm" svg:x="9.707cm" svg:y="16.261cm">
          <text:p text:style-name="P5"><text:span text:style-name="T2">+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9" draw:text-style-name="P2" draw:layer="layout" svg:x1="13.28cm" svg:y1="16.499cm" svg:x2="14.28cm" svg:y2="16.499cm">
          <text:p/>
        </draw:line>
        <draw:g>
          <draw:g>
            <svg:title>TexMaths</svg:title>
            <svg:desc>12§display§N_{ch} = \frac{P^2}{4\pi A}</svg:desc>
            <draw:polygon draw:style-name="gr10" draw:text-style-name="P3" draw:layer="layout" svg:width="2.775cm" svg:height="1.211cm" svg:x="14.88cm" svg:y="16.659cm" svg:viewBox="0 0 2776 1212" draw:points="1388,1212 0,1212 0,0 2776,0 2776,1212">
              <text:p/>
            </draw:polygon>
            <draw:path draw:style-name="gr11" draw:text-style-name="P4" draw:layer="layout" svg:width="0.469cm" svg:height="0.38cm" svg:x="14.902cm" svg:y="17.108cm" svg:viewBox="0 0 470 381" svg:d="M400 59c5-23 16-40 61-42 3 0 9 0 9-11 0 0 0-6-8-6-17 0-38 2-55 2-19 0-40-2-57-2-3 0-11 0-11 11 0 6 6 6 11 6 31 0 38 13 38 24 0 3-2 11-2 13l-63 248-124-291c-4-11-4-11-17-11h-74c-11 0-18 0-18 11 0 6 7 6 16 6 3 0 38 0 38 5l-74 301c-5 22-15 39-61 41-3 0-9 0-9 11 0 5 3 6 8 6 17 0 36-1 55-1s40 1 57 1c3 0 11 0 11-11 0-6-6-6-12-6-32-2-37-13-37-24 0-4 2-8 3-14l73-294c3 3 3 4 5 9l139 329c5 10 7 11 11 11 7 0 7-1 8-11z">
              <text:p/>
            </draw:path>
            <draw:path draw:style-name="gr11" draw:text-style-name="P4" draw:layer="layout" svg:width="0.17cm" svg:height="0.176cm" svg:x="15.352cm" svg:y="17.4cm" svg:viewBox="0 0 171 177" svg:d="M147 22c-14 3-19 14-19 22 0 11 8 15 14 15 10 0 24-5 24-24 0-27-31-35-52-35-59 0-114 54-114 109 0 33 24 68 73 68 66 0 98-39 98-44 0-3-5-6-8-6-2 0-3 0-6 3-30 36-76 36-84 36-27 0-40-19-40-44 0-11 5-54 26-81 14-19 34-30 55-30 5 0 24 0 33 11z">
              <text:p/>
            </draw:path>
            <draw:path draw:style-name="gr11" draw:text-style-name="P4" draw:layer="layout" svg:width="0.213cm" svg:height="0.274cm" svg:x="15.554cm" svg:y="17.301cm" svg:viewBox="0 0 214 275" svg:d="M93 11c0 0 2-5 2-6 0-2-2-5-6-5-8 0-42 3-51 3-3 2-8 2-8 10 0 6 5 6 10 6 19 0 19 2 19 5s0 6-2 9l-55 222c-2 6-2 8-2 8 0 6 5 12 13 12 4 0 12-1 17-9 0-3 5-17 6-25l10-35c0-7 5-21 5-27 4-14 4-14 12-27 13-19 32-41 64-41 20 0 22 17 22 27 0 23-16 66-22 84-5 9-7 14-7 20 0 21 18 33 37 33 39 0 57-53 57-60 0-4-5-4-7-4-4 0-6 3-8 6-8 32-25 47-41 47-8 0-9-4-9-12 0-10 1-15 9-32 5-13 21-54 21-76 0-6 0-24-14-35-8-5-19-9-37-9-30 0-50 16-65 31z">
              <text:p/>
            </draw:path>
            <draw:path draw:style-name="gr11" draw:text-style-name="P4" draw:layer="layout" svg:width="0.371cm" svg:height="0.13cm" svg:x="15.999cm" svg:y="17.284cm" svg:viewBox="0 0 372 131" svg:d="M353 22c8 0 19 0 19-11s-11-11-19-11h-334c-8 0-19 0-19 11s11 11 19 11zM353 131c8 0 19 0 19-11s-11-11-19-11h-334c-8 0-19 0-19 11s11 11 19 11z">
              <text:p/>
            </draw:path>
            <draw:path draw:style-name="gr11" draw:text-style-name="P4" draw:layer="layout" svg:width="0.398cm" svg:height="0.38cm" svg:x="16.819cm" svg:y="16.732cm" svg:viewBox="0 0 399 381" svg:d="M147 206h95c79 0 157-59 157-122 0-43-37-84-111-84h-180c-11 0-16 0-16 11 0 6 5 6 16 6 6 0 17 0 23 2 10 0 13 2 13 8 0 3-2 5-3 11l-75 301c-6 20-6 25-50 25-10 0-16 0-16 11 0 6 6 6 8 6 16 0 55-1 71-1 13 0 24 0 37 0 11 0 23 1 36 1 3 0 11 0 11-11 0-6-5-6-16-6-20 0-36 0-36-9 0-4 1-7 1-10zM187 38c4-19 6-21 30-21h54c46 0 76 15 76 54 0 22-11 70-34 90-27 26-61 29-85 29h-79z">
              <text:p/>
            </draw:path>
            <draw:path draw:style-name="gr11" draw:text-style-name="P4" draw:layer="layout" svg:width="0.173cm" svg:height="0.259cm" svg:x="17.256cm" svg:y="16.651cm" svg:viewBox="0 0 174 260" svg:d="M174 188h-14c0 10-5 32-10 37-3 1-33 1-39 1h-71c41-36 53-47 77-65 30-23 57-47 57-85 0-48-43-76-92-76s-82 35-82 70c0 20 17 22 21 22 9 0 20-7 20-21 0-6-1-20-22-20 11-29 38-37 57-37 40 0 60 30 60 62 0 35-25 62-38 76l-95 93c-3 4-3 4-3 15h161z">
              <text:p/>
            </draw:path>
            <draw:polygon draw:style-name="gr11" draw:text-style-name="P4" draw:layer="layout" svg:width="1.032cm" svg:height="0.023cm" svg:x="16.622cm" svg:y="17.338cm" svg:viewBox="0 0 1033 24" draw:points="518,24 0,24 0,0 1033,0 1033,24">
              <text:p/>
            </draw:polygon>
            <draw:path draw:style-name="gr11" draw:text-style-name="P4" draw:layer="layout" svg:width="0.247cm" svg:height="0.377cm" svg:x="16.638cm" svg:y="17.493cm" svg:viewBox="0 0 248 378" svg:d="M149 286v48c0 21-2 27-43 27h-11v17c22-1 52-1 76-1 22 0 52 0 76 1v-17h-13c-41 0-43-6-43-27v-48h57v-17h-57v-255c0-11 0-14-7-14s-8 0-11 6l-173 263v17zM152 269h-136l136-209z">
              <text:p/>
            </draw:path>
            <draw:path draw:style-name="gr11" draw:text-style-name="P4" draw:layer="layout" svg:width="0.301cm" svg:height="0.246cm" svg:x="16.915cm" svg:y="17.629cm" svg:viewBox="0 0 302 247" svg:d="M133 33h63c-19 83-23 106-23 144 0 8 0 24 4 43 7 24 11 27 21 27 11 0 22-10 22-21 0-3 0-4-3-12-16-40-16-76-16-92 0-30 3-60 9-89h64c8 0 28 0 28-20 0-13-12-13-22-13h-188c-11 0-33 0-57 27-21 20-35 47-35 49s0 6 6 6c5 0 7-1 10-6 27-43 60-43 71-43h32c-18 67-48 135-72 185-4 10-4 10-4 15 0 11 9 14 16 14 17 0 22-16 28-36 8-26 8-27 14-54z">
              <text:p/>
            </draw:path>
            <draw:path draw:style-name="gr11" draw:text-style-name="P4" draw:layer="layout" svg:width="0.382cm" svg:height="0.399cm" svg:x="17.257cm" svg:y="17.471cm" svg:viewBox="0 0 383 400" svg:d="M81 336c-22 38-45 45-70 47-6 0-11 0-11 11 0 3 3 6 8 6 14 0 32-1 47-1 19 0 38 1 56 1 3 0 11 0 11-11 0-6-5-6-10-6-12-2-25-6-25-21 0-6 3-12 8-20l41-71h141c2 12 9 88 9 93 0 17-30 19-41 19-8 0-12 0-12 11 0 6 6 6 8 6 22 0 45-1 69-1 14 0 49 1 63 1 4 0 10 0 10-11 0-6-5-6-13-6-34 0-34-5-36-21l-33-349c-2-11-2-13-11-13-10 0-11 3-15 9zM147 253l111-183 17 183z">
              <text:p/>
            </draw:path>
          </draw:g>
          <draw:g>
            <svg:title>TexMaths</svg:title>
            <svg:desc>12§display§a = 2 \frac{A}{P}</svg:desc>
            <draw:polygon draw:style-name="gr10" draw:text-style-name="P3" draw:layer="layout" svg:width="1.816cm" svg:height="1.138cm" svg:x="15.539cm" svg:y="15.216cm" svg:viewBox="0 0 1817 1139" draw:points="909,1139 0,1139 0,0 1817,0 1817,1139">
              <text:p/>
            </draw:polygon>
            <draw:path draw:style-name="gr11" draw:text-style-name="P4" draw:layer="layout" svg:width="0.255cm" svg:height="0.252cm" svg:x="15.562cm" svg:y="15.727cm" svg:viewBox="0 0 256 253" svg:d="M187 36c-11-20-27-36-52-36-65 0-135 82-135 165 0 52 30 88 74 88 11 0 40-1 73-41 5 24 24 41 51 41 20 0 33-13 41-30 10-20 17-55 17-55 0-7-4-7-6-7-6 0-6 4-8 11-9 37-20 68-43 68-15 0-17-14-17-25 0-12 2-16 8-41 6-24 6-28 13-51l19-77c4-16 4-18 4-19 0-10-6-16-15-16-15 0-23 13-24 25zM150 180c-3 11-3 11-11 21-25 32-47 39-63 39-29 0-36-30-36-52 0-27 17-96 31-122 18-33 41-53 65-53 37 0 44 46 44 49s-1 6-3 9z">
              <text:p/>
            </draw:path>
            <draw:path draw:style-name="gr11" draw:text-style-name="P4" draw:layer="layout" svg:width="0.371cm" svg:height="0.13cm" svg:x="16.019cm" svg:y="15.769cm" svg:viewBox="0 0 372 131" svg:d="M353 22c8 0 19 0 19-11s-11-11-19-11h-334c-8 0-19 0-19 11s11 11 19 11zM353 131c8 0 19 0 19-11s-11-11-19-11h-334c-8 0-19 0-19 11s11 11 19 11z">
              <text:p/>
            </draw:path>
            <draw:path draw:style-name="gr11" draw:text-style-name="P4" draw:layer="layout" svg:width="0.222cm" svg:height="0.371cm" svg:x="16.603cm" svg:y="15.602cm" svg:viewBox="0 0 223 372" svg:d="M43 329l60-57c87-77 120-107 120-164 0-64-50-108-119-108-63 0-104 51-104 101 0 32 28 32 30 32 10 0 29-8 29-30 0-14-10-29-31-29-3 0-4 0-6 0 13-36 43-57 76-57 51 0 75 46 75 91s-29 90-59 123l-108 120c-6 7-6 8-6 21h207l16-97h-14c-2 16-6 41-11 49-5 5-41 5-54 5z">
              <text:p/>
            </draw:path>
            <draw:path draw:style-name="gr11" draw:text-style-name="P4" draw:layer="layout" svg:width="0.382cm" svg:height="0.399cm" svg:x="16.948cm" svg:y="15.199cm" svg:viewBox="0 0 383 400" svg:d="M81 335c-22 38-45 46-70 48-6 0-11 0-11 11 0 3 3 6 8 6 14 0 32-1 47-1 19 0 38 1 56 1 3 0 11 0 11-11 0-6-5-6-10-6-12-2-25-6-25-21 0-6 3-12 8-20l41-71h141c2 12 10 88 10 93 0 17-31 19-42 19-8 0-12 0-12 11 0 6 6 6 8 6 22 0 46-1 69-1 14 0 49 1 64 1 3 0 9 0 9-11 0-6-5-6-13-6-34 0-34-5-36-21l-33-349c-2-11-2-13-11-13-10 0-11 3-15 9zM147 253l111-183 17 183z">
              <text:p/>
            </draw:path>
            <draw:polygon draw:style-name="gr11" draw:text-style-name="P4" draw:layer="layout" svg:width="0.434cm" svg:height="0.023cm" svg:x="16.92cm" svg:y="15.822cm" svg:viewBox="0 0 435 24" draw:points="218,24 0,24 0,0 435,0 435,24">
              <text:p/>
            </draw:polygon>
            <draw:path draw:style-name="gr11" draw:text-style-name="P4" draw:layer="layout" svg:width="0.398cm" svg:height="0.38cm" svg:x="16.942cm" svg:y="15.974cm" svg:viewBox="0 0 399 381" svg:d="M147 206h95c79 0 157-59 157-122 0-43-37-84-111-84h-180c-11 0-16 0-16 11 0 6 5 6 16 6 6 0 17 0 23 2 10 0 13 2 13 8 0 3-2 5-3 11l-75 301c-6 20-6 25-50 25-10 0-16 0-16 11 0 6 6 6 8 6 16 0 55-1 71-1 13 0 24 0 37 0 11 0 23 1 36 1 3 0 11 0 11-11 0-6-5-6-16-6-20 0-36 0-36-10 0-3 1-6 1-9zM187 38c5-19 6-21 30-21h54c46 0 76 15 76 54 0 22-11 70-34 90-26 26-61 29-85 29h-79z">
              <text:p/>
            </draw:path>
          </draw:g>
        </draw:g>
        <draw:custom-shape draw:style-name="gr12" draw:text-style-name="P6" draw:layer="layout" svg:width="0.5cm" svg:height="3.2cm" svg:x="14.38cm" svg:y="14.899cm">
          <text:p text:style-name="P5"><text:span text:style-name="T1">{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5T16:51:42.367051988</dc:date>
    <meta:editing-duration>PT2M57S</meta:editing-duration>
    <meta:editing-cycles>1</meta:editing-cycles>
    <meta:document-statistic meta:object-count="77"/>
    <meta:generator>LibreOffice/5.1.5.2$Linux_X86_64 LibreOffice_project/10m0$Build-2</meta:generator>
  </office:meta>
</office:document-meta>
</file>